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Calibri1" svg:font-family="Calibri"/>
    <style:font-face style:name="Times" svg:font-family="Times"/>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3335in" fo:margin-bottom="0.1665in" fo:line-height="100%" fo:text-align="start" style:justify-single-word="false"/>
      <style:text-properties style:use-window-font-color="true" style:font-name="Times" fo:font-size="18pt" fo:font-weight="bold" fo:background-color="transparent" style:font-name-asian="Times" style:font-name-complex="Times"/>
    </style:style>
    <style:style style:name="P2" style:family="paragraph" style:parent-style-name="Standard">
      <style:paragraph-properties fo:margin-top="0.1945in" fo:margin-bottom="0.1945in" fo:line-height="100%" fo:text-align="start" style:justify-single-word="false"/>
      <style:text-properties style:use-window-font-color="true" style:font-name="Arial" fo:font-size="11pt" fo:font-style="italic" fo:font-weight="normal" fo:background-color="transparent" style:font-name-asian="Arial" style:font-name-complex="Arial"/>
    </style:style>
    <style:style style:name="P3" style:family="paragraph" style:parent-style-name="Standard">
      <style:paragraph-properties fo:margin-top="0.1945in" fo:margin-bottom="0.1945in" fo:line-height="100%" fo:text-align="start" style:justify-single-word="false"/>
      <style:text-properties style:use-window-font-color="true" style:font-name="Times" fo:font-size="14pt" fo:font-weight="bold" fo:background-color="transparent" style:font-name-asian="Times" style:font-name-complex="Times"/>
    </style:style>
    <style:style style:name="P4" style:family="paragraph" style:parent-style-name="Standard">
      <style:paragraph-properties fo:margin-left="0.4402in" fo:margin-right="0in" fo:margin-top="0.0835in" fo:margin-bottom="0.0835in" fo:line-height="100%" fo:text-align="start" style:justify-single-word="false" fo:text-indent="0in" style:auto-text-indent="false"/>
      <style:text-properties style:use-window-font-color="true" style:font-name="Times" fo:font-size="12pt" fo:font-weight="normal" fo:background-color="transparent" style:font-name-asian="Times" style:font-name-complex="Times"/>
    </style:style>
    <style:style style:name="P5" style:family="paragraph" style:parent-style-name="Standard">
      <style:paragraph-properties fo:margin-left="0.9374in" fo:margin-right="0in" fo:line-height="100%" fo:text-align="start" style:justify-single-word="false" fo:text-indent="0in" style:auto-text-indent="false"/>
      <style:text-properties style:use-window-font-color="true" style:font-name="Arial" fo:font-size="11pt" fo:font-style="italic" fo:font-weight="normal" fo:background-color="transparent" style:font-name-asian="Arial" style:font-name-complex="Arial"/>
    </style:style>
    <style:style style:name="P6" style:family="paragraph" style:parent-style-name="Standard">
      <style:paragraph-properties fo:margin-left="0.9374in" fo:margin-right="0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left="1in" fo:margin-right="0in" fo:margin-top="0in" fo:margin-bottom="0.139in" fo:line-height="115%" fo:text-align="start" style:justify-single-word="false" fo:text-indent="0in" style:auto-text-indent="false"/>
      <style:text-properties style:use-window-font-color="true" style:font-name="Arial" fo:font-size="11pt" fo:font-style="italic" fo:font-weight="normal" fo:background-color="transparent" style:font-name-asian="Arial" style:font-name-complex="Arial"/>
    </style:style>
    <style:style style:name="P8" style:family="paragraph" style:parent-style-name="Standard">
      <style:paragraph-properties fo:margin-top="0.1665in" fo:margin-bottom="0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normal" fo:background-color="transparent" style:font-name-asian="Calibri1"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 Features</text:p>
      <text:p text:style-name="P2">Our system will have a simple layout, the main screen will show a simple calendar with its month across the top and its day highlighted. Each day with a entry will be marked by a signal. The calendar then offers the possibility of clicking on any day. If the day already has a task added, a list will appear with all the tasks, it will also give the possibility of adding, deleting or editing one. If there are no tasks, the only option will be to add a new task. The interface will also have a menu to select user, create backup, change view and any other secondary feature helpful to the system.</text:p>
      <text:p text:style-name="P3">Calendar Interface</text:p>
      <text:p text:style-name="P4">4.1.1<text:tab/>Description and Priority</text:p>
      <text:p text:style-name="P5">Creating an interface with a calendar will be our main priority it should allow the user to click on any day to see or create new tasks, it should also implement the possibility of changing months to see past and future tasks. This will be of the highest priority 9 since all future features are based on the user being able to choose a day from the calendar.</text:p>
      <text:p text:style-name="P5"/>
      <text:p text:style-name="P4">4.1.2<text:tab/>Stimulus/Response Sequences</text:p>
      <text:p text:style-name="P5">Once the profile is selected the application will take the user to this interface, if he clicks on a day it should transition into a to-do list interface. Here the user can see, add, edit or delete tasks. The view feature will show a form with the tasks information.</text:p>
      <text:p text:style-name="P4">4.1.3<text:tab/>Functional Requirements</text:p>
      <text:p text:style-name="P5">The interface must be intuitive, with minimal training required to learn how its used. There is no need for long instructions or training since everything is automated, the user only needs to click on days to see his options. To minimize user error all action keys will be large and simple and the options will be controlled by the system.</text:p>
      <text:p text:style-name="P5"/>
      <text:p text:style-name="P5"/>
      <text:p text:style-name="P3">Adding, Editing, Deleting Tasks</text:p>
      <text:p text:style-name="P4">4.2.1<text:tab/>Description and Priority</text:p>
      <text:p text:style-name="P5">Modifying a task is a mayor function in our project. Adding a task will create a new entry in a specific day, deleting will completely remove a task and editing will alow the user to change any of its values. This will be of the highest priority 9 since all the logic of the system depends on the user being able to assign tasks to a day.</text:p>
      <text:p text:style-name="P4">4.2.2<text:tab/>Stimulus/Response Sequences</text:p>
      <text:p text:style-name="P5">Once the day is selected the user will be able to choose between adding, deleting, editing and viewing the task. Adding a task will take the user to a form were he can introduce the tasks information and then create the task. Editing will take you to the same form with the fields already completed and deleting will remove the entry. </text:p>
      <text:p text:style-name="P4"><text:soft-page-break/>4.2.3<text:tab/>Functional Requirements</text:p>
      <text:p text:style-name="P5">The task form will require the usual fields in a calendar. It should include date, time, description, alarm... Once filled the create key will add the task to the day specified. The form will check for errors in the information supplied before accepting the task. If the user changes the date this should also be reflected on the calendar.</text:p>
      <text:p text:style-name="P6"/>
      <text:p text:style-name="P5"/>
      <text:p text:style-name="P3">User Profiles</text:p>
      <text:p text:style-name="P4">4.3.1<text:tab/>Description and Priority</text:p>
      <text:p text:style-name="P5">This feature adds the possibility of different users using the same calendar application, with this feature you can log in to your profile, loading all the tasks previously created. A simple authentication process is required to ensure privacy, a user will also be able to create an account on startup. This feature has a priority of 7, it's not essential but highly useful.</text:p>
      <text:p text:style-name="P4">4.3.2<text:tab/>Stimulus/Response Sequences</text:p>
      <text:p text:style-name="P5">The authentication process will be the first screen, it will offer the possibility of creating a new user or entering existing credentials. If a new user is created the system will transition into the user creation interface where he can complete the fields. If the user already has an account, he will be showed his calendar with all the tasks previously created. </text:p>
      <text:p text:style-name="P4">4.3.3<text:tab/>Functional Requirements</text:p>
      <text:p text:style-name="P5">The new user form will require the usual fields, name, surname, password, email.... Once filled the create key will take the user to its calendar. The authentication process must be secure, it must control who access each profile since the data saved is confidential. If an incorrect user is entered or the information for the new user is incorrect, the user will be prompted with a error message.</text:p>
      <text:p text:style-name="P5"/>
      <text:p text:style-name="P5"/>
      <text:p text:style-name="P3">Import/Export Calendars</text:p>
      <text:p text:style-name="P4">4.4.1<text:tab/>Description and Priority</text:p>
      <text:p text:style-name="P5">Users should be able to import calendars that have been previously exported by the same user. If a user exports a calendar he creates a file with all his tasks saved, this way he can later load his tasks in a different machine. This will have a 6 priority since it’s not essential but still highly useful.</text:p>
      <text:p text:style-name="P4">4.4.2<text:tab/>Stimulus/Response Sequences</text:p>
      <text:p text:style-name="P5">This option will be made available to the user once he has logged into his profile and is in the calendar interface. The option will be in the top menu under the file tab. With export the user will be prompted to select the name with which the file will be saved as. With Import the user will be asked to find the file he wants to load from his computer. </text:p>
      <text:p text:style-name="P4">4.4.3<text:tab/>Functional Requirements</text:p>
      <text:p text:style-name="P5">The system will control the format given to the file created to make sure its compatible <text:soft-page-break/>when trying to import. It will also check that any file trying to be imported has the correct format and that the user who created the file is the same as the user trying to import it, on the contrary the user will be informed of the error. </text:p>
      <text:p text:style-name="P5"/>
      <text:p text:style-name="P3">Alarm/Reminder System</text:p>
      <text:p text:style-name="P4">4.5.1<text:tab/>Description and Priority</text:p>
      <text:p text:style-name="P5">This feature can be toggled on or off at the task creation form. If toggled on this feature will warn the user through the use of the phones speaker or/and send an email to the user. This will have a 5 priority.</text:p>
      <text:p text:style-name="P4">4.5.2<text:tab/>Stimulus/Response Sequences</text:p>
      <text:p text:style-name="P5">This option will be made available to the user once he has entered the create new task form. It will give the user the option to choose a time to remind him of the event. He will also be able to choose how to be informed of the tasks, through email or alarm reminder.</text:p>
      <text:p text:style-name="P5"><text:s/></text:p>
      <text:p text:style-name="P4">4.5.3<text:tab/>Functional Requirements</text:p>
      <text:p text:style-name="P7">The system will have to control that the time entered is plausible and has a correct format, on the contrary the user will be informed of the error. It must also control that the machine has the possibility of using the speaker or sending email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Calibri1" svg:font-family="Calibri"/>
    <style:font-face style:name="Times" svg:font-family="Times"/>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0" meta:image-count="0" meta:object-count="0" meta:page-count="3" meta:paragraph-count="38" meta:word-count="1067" meta:character-count="6005"/>
    <dc:date>2013-10-17T14:21:31</dc:date>
    <dc:creator>Nicholas Otto</dc:creator>
    <meta:editing-duration>PT00H21M04S</meta:editing-duration>
    <meta:editing-cycles>1</meta:editing-cycles>
    <meta:generator>OpenOffice.org/3.2$Linux OpenOffice.org_project/320m19$Build-9505</meta:generator>
  </office:meta>
</office:document-meta>
</file>